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line-through-style="solid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Dr. Abraham De Sola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2">(Symbols: ?=uncertain; []=supplied information; /=end of line)</text:p>
      <text:p text:style-name="P2"><text:span text:style-name="T2"/></text:p>
      <text:p text:style-name="P2">[Page 1]</text:p>
      <text:p text:style-name="P2">[Note: The number "138" is written in pencil and circled in the top right corner of the page.]</text:p>
      <text:p text:style-name="P3">On the death of Dr Abraham De Sola/</text:p>
      <text:p text:style-name="P2">Brethren. <text:s/>The occasion is extraordinary enough to/ induce me to speak at some length, but I shall not/ follow my inclination. <text:s/>I supposed it last Sab-/-bath, when I instinctively felt that the man who/ had given a large share of his life and of his blood/ towards the creation of a united country--and that my/ own native land--ought to have drawn from my lips a/ eulogy. <text:s/>And glowingly would I have pronounced it/ in this house of our God. <text:s/>For notwithstanding his/ faults--and they proceeded from the judgment rather than/ from the will--I recognize in Joseph Garibaldi a/ <text:span text:style-name="T3">man</text:span><text:span text:style-name="T5"> hero, whom the Creating Being we </text:span><text:span text:style-name="T3">worship</text:span><text:span text:style-name="T5"> adore, designedly/ raised as an instrument of His beneficent decree./</text:span></text:p>
      <text:p text:style-name="P2"><text:span text:style-name="T5"><text:tab/>This week also I shall refrain from speaking, as/ a still alter even would call for. <text:s/>The death/ of one, not so universally renowned as the Italian patriot/ to whom I have just referred, but widely and deserved-/-ly esteemed among English-speaking Israelites, should/ elicit words of regret./</text:span></text:p>
      <text:p text:style-name="P2"><text:span text:style-name="T5"/></text:p>
      <text:p text:style-name="P2"><text:span text:style-name="T5">[Page 2]</text:span></text:p>
      <text:p text:style-name="P2"><text:span text:style-name="T5">Here especially those words would be fitting,/ for a multiplicity of reasons. <text:s/>We worship/ according to the Sephardic ritual, remain, in/ Synagogue matters at least, conservative in our/ views, and are instructed in our religious duties/ in the vernacular tongue./</text:span></text:p>
      <text:p text:style-name="P2"><text:span text:style-name="T5">The Reverend Dr Abraham De Sola who breathed/ his last on Monday night was reared in our Min-/-hag; he officiated, agreeably to the same, for/ the period of thirty five years; expounded the/ Law, pursuant to ancestral traditions, and did so/ in the language employed here on the pulpit./ <text:s/>It may not </text:span><text:soft-page-break/><text:span text:style-name="T5">even be impossible that some of my/ audience may have heard his preaching in the/ old Synagogue, before my arrival in this city./ <text:s/>How very becoming then that one who had so/ much in common with us should receive in/ our midst a meed of praise. <text:s/>Yet, another con-/sideration is to be urged. <text:s/>Our departed coreligionist/ made himself felt in the world of letters as a/ scholar, able to represent his faith with honor./</text:span></text:p>
      <text:p text:style-name="P2"><text:span text:style-name="T5"/></text:p>
      <text:p text:style-name="P2"><text:span text:style-name="T5">[Page 3]</text:span></text:p>
      <text:p text:style-name="P2"><text:span text:style-name="T5">He however socially occupied a high position, and in/ latter years furthered and extended the publi-/-cation of devotional and instructive books for the/ use of our people./</text:span></text:p>
      <text:p text:style-name="P2"><text:span text:style-name="T5">Still, I check my desire to pronounce a panegy-/-ric, and will not detain you on a warm sum-/-mer morning. <text:s/>Besides: the personal and literary merits of the Reverend/ Dr Abraham De Sola will undoubtedly form the/ subject of public encomium in the place where/ he lived long and worked steadily. <text:s/>They will/ be rehearsed also in England where he was born/ and educated for the ministry. <text:s/>They will be/ widely published in the Jewish and secular press./ <text:s/>There each of my brethren who feels an interest/ in the history of his distinguished fellow-believers,/ will read more than I </text:span><text:span text:style-name="T3">could</text:span><text:span text:style-name="T5"> might say and better than/ the poverty of my language could say it./ <text:s/>I shall therefore simply ask that you will/ join me in offering the customary prayer for/ the glory of a notable member of our race, who has been/ summoned to His Maker, and respond </text:span><text:span text:style-name="T6">Amen</text:span><text:span text:style-name="T7"> to/ the wish that Abraham De Sola may not have/</text:span></text:p>
      <text:p text:style-name="P2"><text:span text:style-name="T7"/></text:p>
      <text:p text:style-name="P2"><text:span text:style-name="T7">[Page 4]</text:span></text:p>
      <text:p text:style-name="P2"><text:span text:style-name="T7">gone hence without leaving behind some to take/ up the sword with which he fought for his-/-torical Judaism. <text:s/>Then will he rejoice/ in heaven at the perpetuation of his guiding/ principles, and we shall be preserved on/ earth </text:span><text:span text:style-name="T4">as</text:span><text:span text:style-name="T7"> a distinctly monotheistic and morally/ elevated people./ <text:s/>(It was enlarged and embellished in the delivery)/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14:32:34.31</meta:creation-date>
    <meta:document-statistic meta:table-count="0" meta:image-count="0" meta:object-count="0" meta:page-count="3" meta:paragraph-count="73" meta:word-count="767" meta:character-count="4796"/>
    <dc:date>2012-11-13T14:48:53.89</dc:date>
    <meta:editing-duration>PT9S</meta:editing-duration>
    <meta:editing-cycles>1</meta:editing-cycles>
    <meta:generator>OpenOffice.org/3.4.1$Win32 OpenOffice.org_project/341m1$Build-9593</meta:generator>
  </office:meta>
</office:document-meta>
</file>